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Long_20_Dot" svg:stroke-width="0.028cm" svg:stroke-color="#729fc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stroke="dash" draw:stroke-dash="Long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158466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>
      <style:graphic-properties svg:stroke-color="#2a6099" draw:fill-color="#eeeeee"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 style:parent-style-name="standard">
      <style:graphic-properties draw:fill-color="#158466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fill-color="#ff860d" draw:textarea-horizontal-align="justify" draw:textarea-vertical-align="middle" draw:auto-grow-height="false" fo:min-height="0.034cm" fo:min-width="0cm"/>
    </style:style>
    <style:style style:name="gr12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ff860d" draw:marker-end="Arrow" draw:marker-end-width="0.3cm" draw:fill="solid" draw:textarea-vertical-align="middle"/>
    </style:style>
    <style:style style:name="gr16" style:family="graphic" style:parent-style-name="standard">
      <style:graphic-properties svg:stroke-color="#28471f" draw:fill-color="#dddddd" draw:textarea-horizontal-align="justify" draw:textarea-vertical-align="middle" draw:auto-grow-height="false" fo:min-height="0.75cm" fo:min-width="0.5cm"/>
      <style:paragraph-properties style:writing-mode="lr-tb"/>
    </style:style>
    <style:style style:name="gr17" style:family="graphic" style:parent-style-name="objectwithoutfill">
      <style:graphic-properties svg:stroke-color="#780373" draw:marker-end="Arrow" draw:marker-end-width="0.3cm" draw:fill="solid" draw:textarea-vertical-align="middle"/>
    </style:style>
    <style:style style:name="gr18" style:family="graphic" style:parent-style-name="standard">
      <style:graphic-properties draw:fill-color="#650953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2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dddddd"/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loext:graphic-properties draw:fill-color="#650953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2pt" style:font-size-asian="18pt" style:font-size-complex="18pt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9" draw:id="id9" draw:layer="layout" svg:width="0.4cm" svg:height="0.4cm" svg:x="4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3cm" svg:x2="5cm" svg:y2="19.5cm">
          <text:p/>
        </draw:line>
        <draw:frame draw:style-name="gr3" draw:text-style-name="P3" draw:layer="layout" svg:width="2cm" svg:height="1cm" svg:x="4cm" svg:y="2cm">
          <draw:text-box>
            <text:p text:style-name="P1"><text:span text:style-name="T1">Neu</text:span></text:p>
          </draw:text-box>
        </draw:frame>
        <draw:frame draw:style-name="gr4" draw:text-style-name="P3" draw:layer="layout" svg:width="2.8cm" svg:height="1.673cm" svg:x="6.6cm" svg:y="1.527cm">
          <draw:text-box>
            <text:p text:style-name="P1"><text:span text:style-name="T1">In Bearbeitung</text:span></text:p>
          </draw:text-box>
        </draw:frame>
        <draw:line draw:style-name="gr5" draw:text-style-name="P2" draw:layer="layout" svg:x1="8cm" svg:y1="3cm" svg:x2="8cm" svg:y2="19.5cm">
          <text:p/>
        </draw:line>
        <draw:line draw:style-name="gr5" draw:text-style-name="P2" draw:layer="layout" svg:x1="17cm" svg:y1="3cm" svg:x2="17cm" svg:y2="19.5cm">
          <text:p/>
        </draw:line>
        <draw:line draw:style-name="gr5" draw:text-style-name="P2" draw:layer="layout" svg:x1="13cm" svg:y1="3cm" svg:x2="13cm" svg:y2="19.5cm">
          <text:p/>
        </draw:line>
        <draw:custom-shape draw:style-name="gr6" draw:text-style-name="P4" xml:id="id5" draw:id="id5" draw:layer="layout" svg:width="0.4cm" svg:height="0.4cm" svg:x="7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1cm" svg:y1="3cm" svg:x2="21cm" svg:y2="19.5cm">
          <text:p/>
        </draw:line>
        <draw:custom-shape draw:style-name="gr7" draw:text-style-name="P6" xml:id="id1" draw:id="id1" draw:layer="layout" svg:width="2cm" svg:height="2cm" svg:x="14cm" svg:y="10.5cm">
          <text:p text:style-name="P5"><text:span text:style-name="T1">Prüfu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3cm" svg:height="2cm" svg:x="9cm" svg:y="7.5cm">
          <text:p text:style-name="P5"><text:span text:style-name="T1">Bearbeit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0.4cm" svg:height="0.4cm" svg:x="12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" draw:id="id2" draw:layer="layout" svg:width="0.4cm" svg:height="0.4cm" svg:x="16.8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3" draw:id="id3" draw:layer="layout" svg:width="0.4cm" svg:height="0.4cm" svg:x="20.8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8.2cm" svg:y1="8.5cm" svg:x2="9.1cm" svg:y2="8.5cm">
          <text:p/>
        </draw:line>
        <draw:line draw:style-name="gr13" draw:text-style-name="P10" draw:layer="layout" svg:x1="12cm" svg:y1="8.5cm" svg:x2="12.8cm" svg:y2="8.5cm">
          <text:p/>
        </draw:line>
        <draw:connector draw:style-name="gr14" draw:text-style-name="P10" draw:layer="layout" svg:x1="15cm" svg:y1="12.5cm" svg:x2="16.8cm" svg:y2="13.5cm" draw:start-shape="id1" draw:start-glue-point="6" draw:end-shape="id2" draw:end-glue-point="6" svg:d="M15000 12500v1000h1800" svg:viewBox="0 0 1801 1001">
          <text:p/>
        </draw:connector>
        <draw:connector draw:style-name="gr15" draw:text-style-name="P10" draw:layer="layout" svg:x1="16cm" svg:y1="11.5cm" svg:x2="20.8cm" svg:y2="11.5cm" draw:start-shape="id1" draw:start-glue-point="7" draw:end-shape="id3" draw:end-glue-point="6" svg:d="M16000 11500h4800" svg:viewBox="0 0 4801 1">
          <text:p/>
        </draw:connector>
        <draw:connector draw:style-name="gr13" draw:text-style-name="P10" draw:layer="layout" svg:x1="13cm" svg:y1="8.7cm" svg:x2="14cm" svg:y2="11.5cm" draw:start-shape="id4" draw:start-glue-point="8" draw:end-shape="id1" draw:end-glue-point="5" svg:d="M13000 8700v2800h1000" svg:viewBox="0 0 1001 2801">
          <text:p/>
        </draw:connector>
        <draw:connector draw:style-name="gr15" draw:text-style-name="P10" draw:layer="layout" draw:line-skew="-1.299cm" svg:x1="21cm" svg:y1="11.3cm" svg:x2="8cm" svg:y2="8.3cm" draw:start-shape="id3" draw:start-glue-point="4" draw:end-shape="id5" draw:end-glue-point="4" svg:d="M21000 11300v-4800h-13000v1800" svg:viewBox="0 0 13001 4801">
          <text:p/>
        </draw:connector>
        <draw:line draw:style-name="gr5" draw:text-style-name="P2" draw:layer="layout" svg:x1="24cm" svg:y1="3cm" svg:x2="24cm" svg:y2="19.5cm">
          <text:p/>
        </draw:line>
        <draw:custom-shape draw:style-name="gr16" draw:text-style-name="P11" xml:id="id6" draw:id="id6" draw:layer="layout" svg:width="2cm" svg:height="2cm" svg:x="18cm" svg:y="14.5cm">
          <text:p text:style-name="P5"><text:span text:style-name="T1">Re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0" draw:layer="layout" svg:x1="19cm" svg:y1="16.5cm" svg:x2="23.8cm" svg:y2="17.5cm" draw:start-shape="id6" draw:start-glue-point="6" draw:end-shape="id7" draw:end-glue-point="6" svg:d="M19000 16500v1000h4800" svg:viewBox="0 0 4801 1001">
          <text:p/>
        </draw:connector>
        <draw:connector draw:style-name="gr14" draw:text-style-name="P10" draw:layer="layout" svg:x1="19cm" svg:y1="14.5cm" svg:x2="17.2cm" svg:y2="13.5cm" draw:start-shape="id6" draw:start-glue-point="4" draw:end-shape="id2" draw:end-glue-point="10" svg:d="M19000 14500v-1000h-1800" svg:viewBox="0 0 1801 1001">
          <text:p/>
        </draw:connector>
        <draw:custom-shape draw:style-name="gr18" draw:text-style-name="P12" xml:id="id7" draw:id="id7" draw:layer="layout" svg:width="0.4cm" svg:height="0.4cm" svg:x="23.8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svg:x1="17cm" svg:y1="13.7cm" svg:x2="18cm" svg:y2="15.5cm" draw:start-shape="id2" draw:start-glue-point="8" draw:end-shape="id6" draw:end-glue-point="5" svg:d="M17000 13700v1800h1000" svg:viewBox="0 0 1001 1801">
          <text:p/>
        </draw:connector>
        <draw:frame draw:style-name="gr19" draw:text-style-name="P3" draw:layer="layout" svg:width="2.8cm" svg:height="1.199cm" svg:x="11.6cm" svg:y="2cm">
          <draw:text-box>
            <text:p text:style-name="P1"><text:span text:style-name="T1">Ausgeführt</text:span></text:p>
          </draw:text-box>
        </draw:frame>
        <draw:frame draw:style-name="gr19" draw:text-style-name="P3" draw:layer="layout" svg:width="2.8cm" svg:height="1.199cm" svg:x="19.599cm" svg:y="2cm">
          <draw:text-box>
            <text:p text:style-name="P1"><text:span text:style-name="T1">Rückfrage</text:span></text:p>
          </draw:text-box>
        </draw:frame>
        <draw:frame draw:style-name="gr19" draw:text-style-name="P3" draw:layer="layout" svg:width="2.8cm" svg:height="1.199cm" svg:x="15.6cm" svg:y="2cm">
          <draw:text-box>
            <text:p text:style-name="P1"><text:span text:style-name="T1">Geprüft</text:span></text:p>
          </draw:text-box>
        </draw:frame>
        <draw:frame draw:style-name="gr19" draw:text-style-name="P3" draw:layer="layout" svg:width="2.8cm" svg:height="1.199cm" svg:x="22.6cm" svg:y="2.001cm">
          <draw:text-box>
            <text:p text:style-name="P1"><text:span text:style-name="T1">Erledigt</text:span></text:p>
          </draw:text-box>
        </draw:frame>
        <draw:frame draw:style-name="gr19" draw:text-style-name="P3" draw:layer="layout" svg:width="2.8cm" svg:height="1.199cm" svg:x="25.6cm" svg:y="2.001cm">
          <draw:text-box>
            <text:p text:style-name="P1"><text:span text:style-name="T1">Storniert</text:span></text:p>
          </draw:text-box>
        </draw:frame>
        <draw:line draw:style-name="gr5" draw:text-style-name="P2" draw:layer="layout" svg:x1="27cm" svg:y1="3cm" svg:x2="27cm" svg:y2="19.5cm">
          <text:p/>
        </draw:line>
        <draw:frame draw:style-name="gr20" draw:text-style-name="P14" draw:layer="layout" svg:width="3.9cm" svg:height="2cm" svg:x="1cm" svg:y="7.5cm">
          <draw:text-box>
            <text:p text:style-name="P13"><text:span text:style-name="T1">Aufgaben-verantwortlicher</text:span></text:p>
          </draw:text-box>
        </draw:frame>
        <draw:line draw:style-name="gr21" draw:text-style-name="P10" draw:layer="layout" svg:x1="1cm" svg:y1="6cm" svg:x2="28.4cm" svg:y2="6cm">
          <text:p/>
        </draw:line>
        <draw:line draw:style-name="gr21" draw:text-style-name="P10" draw:layer="layout" svg:x1="1cm" svg:y1="10cm" svg:x2="28.4cm" svg:y2="10cm">
          <text:p/>
        </draw:line>
        <draw:line draw:style-name="gr21" draw:text-style-name="P10" draw:layer="layout" svg:x1="1cm" svg:y1="14cm" svg:x2="28.4cm" svg:y2="14cm">
          <text:p/>
        </draw:line>
        <draw:frame draw:style-name="gr20" draw:text-style-name="P14" draw:layer="layout" svg:width="3.9cm" svg:height="2cm" svg:x="1cm" svg:y="10.5cm">
          <draw:text-box>
            <text:p text:style-name="P13"><text:span text:style-name="T1">Überwachungs- verantwortlicher</text:span></text:p>
          </draw:text-box>
        </draw:frame>
        <draw:frame draw:style-name="gr20" draw:text-style-name="P14" draw:layer="layout" svg:width="3.9cm" svg:height="2cm" svg:x="1cm" svg:y="14.5cm">
          <draw:text-box>
            <text:p text:style-name="P13"><text:span text:style-name="T1">Objekt-verantwortlicher</text:span></text:p>
          </draw:text-box>
        </draw:frame>
        <draw:custom-shape draw:style-name="gr22" draw:text-style-name="P15" xml:id="id8" draw:id="id8" draw:layer="layout" svg:width="0.4cm" svg:height="0.4cm" svg:x="26.8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8cm" svg:y1="8.7cm" svg:x2="26.8cm" svg:y2="18.5cm" draw:start-shape="id5" draw:start-glue-point="8" draw:end-shape="id8" draw:end-glue-point="6" svg:d="M8000 8700v9800h18800" svg:viewBox="0 0 18801 9801">
          <text:p/>
        </draw:connector>
        <draw:connector draw:style-name="gr23" draw:text-style-name="P10" draw:layer="layout" svg:x1="5cm" svg:y1="4.7cm" svg:x2="26.8cm" svg:y2="18.5cm" draw:start-shape="id9" draw:start-glue-point="8" draw:end-shape="id8" draw:end-glue-point="6" svg:d="M5000 4700v13800h21800" svg:viewBox="0 0 21801 13801">
          <text:p/>
        </draw:connector>
        <draw:connector draw:style-name="gr12" draw:text-style-name="P10" draw:layer="layout" svg:x1="5cm" svg:y1="4.7cm" svg:x2="7.8cm" svg:y2="8.5cm" draw:start-shape="id9" draw:start-glue-point="8" draw:end-shape="id5" draw:end-glue-point="6" svg:d="M5000 4700v3800h2800" svg:viewBox="0 0 2801 3801">
          <text:p/>
        </draw:connector>
        <draw:line draw:style-name="gr21" draw:text-style-name="P10" draw:layer="layout" svg:x1="1cm" svg:y1="19cm" svg:x2="28.4cm" svg:y2="19cm">
          <text:p/>
        </draw:line>
        <draw:frame draw:style-name="gr24" draw:text-style-name="P14" draw:layer="layout" svg:width="3.9cm" svg:height="1.1cm" svg:x="1cm" svg:y="4cm">
          <draw:text-box>
            <text:p text:style-name="P13"><text:span text:style-name="T1">Alle</text:span></text:p>
          </draw:text-box>
        </draw:frame>
        <draw:line draw:style-name="gr21" draw:text-style-name="P10" draw:layer="layout" svg:x1="1cm" svg:y1="3.5cm" svg:x2="28.4cm" svg:y2="3.5cm">
          <text:p/>
        </draw:line>
        <draw:custom-shape draw:style-name="gr11" draw:text-style-name="P9" xml:id="id10" draw:id="id10" draw:layer="layout" svg:width="0.4cm" svg:height="0.4cm" svg:x="20.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svg:x1="20cm" svg:y1="15.5cm" svg:x2="20.8cm" svg:y2="15.5cm" draw:start-shape="id6" draw:start-glue-point="7" draw:end-shape="id10" draw:end-glue-point="6" svg:d="M20000 15500h800" svg:viewBox="0 0 801 1">
          <text:p/>
        </draw:connector>
        <draw:connector draw:style-name="gr15" draw:text-style-name="P10" draw:layer="layout" draw:line-skew="-5.05cm" svg:x1="21cm" svg:y1="15.3cm" svg:x2="8cm" svg:y2="8.3cm" draw:start-shape="id10" draw:start-glue-point="4" svg:d="M21000 15300v-8800h-13000v1800" svg:viewBox="0 0 13001 8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9:37:01.262028243</meta:creation-date>
    <dc:date>2021-07-04T16:18:48.649836187</dc:date>
    <meta:editing-duration>PT42M46S</meta:editing-duration>
    <meta:editing-cycles>6</meta:editing-cycles>
    <meta:generator>LibreOffice/6.4.7.2$Linux_X86_64 LibreOffice_project/40$Build-2</meta:generator>
    <meta:document-statistic meta:object-count="48"/>
  </office:meta>
</office:document-meta>
</file>